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paragraph-properties fo:text-align="end" style:justify-single-word="false"/>
      <style:text-properties style:font-name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8" style:family="paragraph" style:parent-style-name="Table_20_Heading">
      <style:text-properties style:font-name="Liberation Serif"/>
    </style:style>
    <style:style style:name="P9" style:family="paragraph" style:parent-style-name="Table_20_Heading">
      <style:paragraph-properties fo:text-align="end" style:justify-single-word="false"/>
      <style:text-properties style:font-name="Liberation Serif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Heading_20_2">
      <style:text-properties style:font-name="Liberation Serif"/>
    </style:style>
    <style:style style:name="P12" style:family="paragraph" style:parent-style-name="Heading_20_1">
      <style:text-properties style:font-name="Liberation Sans"/>
    </style:style>
    <style:style style:name="P13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2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2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0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7"><text:placeholder text:placeholder-type="text">&lt;for each="tax in line.taxes"&gt;</text:placeholder></text:p>
            <text:p text:style-name="P7"><text:placeholder text:placeholder-type="text">&lt;tax.description&gt;</text:placeholder><text:soft-page-break/></text:p>
            <text:p text:style-name="P7"><text:placeholder text:placeholder-type="text">&lt;/for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P11" text:outline-level="2"><text:placeholder text:placeholder-type="text">&lt;/for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P11" text:outline-level="2"><text:placeholder text:placeholder-type="text">&lt;/for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0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invoice.payment_term.description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0"><text:placeholder text:placeholder-type="text">&lt;for each="comment in (invoice.comment or '').split('\n')"&gt;</text:placeholder></text:p>
      <text:p text:style-name="P10"><text:placeholder text:placeholder-type="text">&lt;comment&gt;</text:placeholder></text:p>
      <text:p text:style-name="P10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07T15:27:19</meta:creation-date>
    <dc:date>2009-01-10T16:03:3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27" meta:word-count="61" meta:character-count="482"/>
  </office:meta>
</office:document-meta>
</file>